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83274" officeooo:paragraph-rsid="00083274" style:font-weight-asian="bold" style:font-weight-complex="bold"/>
    </style:style>
    <style:style style:name="P2" style:family="paragraph" style:parent-style-name="Text_20_body">
      <style:text-properties fo:font-weight="normal" officeooo:rsid="00083274" officeooo:paragraph-rsid="00083274" style:font-weight-asian="normal" style:font-weight-complex="normal"/>
    </style:style>
    <style:style style:name="P3" style:family="paragraph" style:parent-style-name="Text_20_body" style:list-style-name="L1">
      <style:text-properties officeooo:rsid="00083274"/>
    </style:style>
    <style:style style:name="P4" style:family="paragraph" style:parent-style-name="Text_20_body">
      <style:text-properties fo:font-weight="normal" officeooo:rsid="00083274" style:font-weight-asian="normal" style:font-weight-complex="normal"/>
    </style:style>
    <style:style style:name="P5" style:family="paragraph" style:parent-style-name="Text_20_body" style:list-style-name="L2">
      <style:text-properties officeooo:rsid="00083274"/>
    </style:style>
    <style:style style:name="P6" style:family="paragraph" style:parent-style-name="Heading_20_3">
      <style:text-properties fo:font-size="12pt" fo:font-weight="bold" officeooo:rsid="00083274" officeooo:paragraph-rsid="00083274" style:font-size-asian="12pt" style:font-weight-asian="bold" style:font-size-complex="12pt" style:font-weight-complex="bold"/>
    </style:style>
    <style:style style:name="P7" style:family="paragraph" style:parent-style-name="Text_20_body" style:list-style-name="L3">
      <style:text-properties fo:font-weight="normal" officeooo:rsid="00083274" style:font-weight-asian="normal" style:font-weight-complex="normal"/>
    </style:style>
    <style:style style:name="P8" style:family="paragraph" style:parent-style-name="Text_20_body" style:list-style-name="L4">
      <style:text-properties officeooo:rsid="00083274"/>
    </style:style>
    <style:style style:name="P9" style:family="paragraph" style:parent-style-name="Text_20_body">
      <style:text-properties officeooo:rsid="00083274"/>
    </style:style>
    <style:style style:name="P10" style:family="paragraph" style:parent-style-name="Text_20_body" style:list-style-name="L5">
      <style:text-properties fo:font-weight="normal" officeooo:rsid="00083274" officeooo:paragraph-rsid="0009b373" style:font-weight-asian="normal" style:font-weight-complex="normal"/>
    </style:style>
    <style:style style:name="P11" style:family="paragraph" style:parent-style-name="Text_20_body" style:list-style-name="L6">
      <style:text-properties officeooo:rsid="00083274"/>
    </style:style>
    <style:style style:name="P12" style:family="paragraph" style:parent-style-name="Text_20_body" style:list-style-name="L6">
      <style:text-properties fo:font-style="normal" officeooo:rsid="00083274" officeooo:paragraph-rsid="00083274" style:font-style-asian="normal" style:font-style-complex="normal"/>
    </style:style>
    <style:style style:name="P13" style:family="paragraph" style:parent-style-name="Text_20_body" style:list-style-name="L5">
      <style:text-properties fo:font-weight="normal" officeooo:rsid="00083274" style:font-weight-asian="normal" style:font-weight-complex="normal"/>
    </style:style>
    <style:style style:name="P14" style:family="paragraph" style:parent-style-name="Text_20_body" style:list-style-name="L5">
      <style:text-properties fo:font-weight="normal" officeooo:rsid="00083274" officeooo:paragraph-rsid="00083274" style:font-weight-asian="normal" style:font-weight-complex="normal"/>
    </style:style>
    <style:style style:name="P15" style:family="paragraph" style:parent-style-name="Heading_20_4">
      <style:text-properties fo:font-weight="normal" officeooo:rsid="00083274" officeooo:paragraph-rsid="00083274" style:font-weight-asian="normal" style:font-weight-complex="normal"/>
    </style:style>
    <style:style style:name="P16" style:family="paragraph" style:parent-style-name="Text_20_body" style:list-style-name="L7">
      <style:text-properties officeooo:rsid="00083274"/>
    </style:style>
    <style:style style:name="P17" style:family="paragraph" style:parent-style-name="Heading_20_4">
      <style:paragraph-properties fo:margin-top="0in" fo:margin-bottom="0.0972in" style:contextual-spacing="false" fo:line-height="115%"/>
      <style:text-properties fo:font-weight="normal" officeooo:rsid="00083274" style:font-weight-asian="normal" style:font-weight-complex="normal"/>
    </style:style>
    <style:style style:name="P18" style:family="paragraph" style:parent-style-name="Text_20_body" style:list-style-name="L8">
      <style:text-properties officeooo:rsid="00083274"/>
    </style:style>
    <style:style style:name="P19" style:family="paragraph" style:parent-style-name="Heading_20_3">
      <style:text-properties fo:font-weight="normal" officeooo:rsid="00083274" officeooo:paragraph-rsid="00083274" style:font-weight-asian="normal" style:font-weight-complex="normal"/>
    </style:style>
    <style:style style:name="P20" style:family="paragraph" style:parent-style-name="Text_20_body" style:list-style-name="L9">
      <style:text-properties officeooo:rsid="0008327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09b373"/>
    </style:style>
    <style:style style:name="T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nds On Lab – Digital Forensics Fundamentals</text:p>
      <text:p text:style-name="P1"/>
      <text:p text:style-name="P2"><text:span text:style-name="Strong_20_Emphasis">Tools Required:</text:span></text:p>
      <text:list text:style-name="L1">
        <text:list-item>
          <text:p text:style-name="P3"><text:span text:style-name="T1">Download and install </text:span><text:span text:style-name="Strong_20_Emphasis"><text:span text:style-name="T1">Autopsy</text:span></text:span><text:span text:style-name="T1"> (free, open-source forensic analysis tool) </text:span><text:a xlink:type="simple" xlink:href="https://www.autopsy.com/download/" text:style-name="Internet_20_link" text:visited-style-name="Visited_20_Internet_20_Link"><text:span text:style-name="T1">https://www.autopsy.com/download/</text:span></text:a><text:span text:style-name="T1"> </text:span></text:p>
        </text:list-item>
        <text:list-item>
          <text:p text:style-name="P3"><text:span text:style-name="Strong_20_Emphasis"><text:span text:style-name="T1">Disk image</text:span></text:span><text:span text:style-name="T1"> from Digital Corpora (choose a manageable size, like M57‑Patents or some NPS test image) </text:span><text:a xlink:type="simple" xlink:href="https://cfreds.nist.gov/" text:style-name="Internet_20_link" text:visited-style-name="Visited_20_Internet_20_Link"><text:span text:style-name="T1">https://cfreds.nist.gov</text:span></text:a></text:p>
        </text:list-item>
      </text:list>
      <text:p text:style-name="P4">By the end of this lab, you will be able to:</text:p>
      <text:list text:style-name="L2">
        <text:list-item>
          <text:p text:style-name="P5">Acquire and load a forensic image into Autopsy.</text:p>
        </text:list-item>
        <text:list-item>
          <text:p text:style-name="P5">Explore and recover deleted files.</text:p>
        </text:list-item>
        <text:list-item>
          <text:p text:style-name="P5">Verify evidence integrity with hash values.</text:p>
        </text:list-item>
        <text:list-item>
          <text:p text:style-name="P5">Document findings in a short report.</text:p>
        </text:list-item>
      </text:list>
      <text:h text:style-name="P6" text:outline-level="3">Part 1 – Install and Set Up Autopsy</text:h>
      <text:list text:style-name="L3">
        <text:list-item>
          <text:p text:style-name="P7">Download and install <text:span text:style-name="Strong_20_Emphasis"><text:span text:style-name="T1">Autopsy</text:span></text:span> from autopsy.com/download </text:p>
        </text:list-item>
        <text:list-item>
          <text:p text:style-name="P7">Launch Autopsy and create a <text:span text:style-name="Strong_20_Emphasis"><text:span text:style-name="T1">New Case</text:span></text:span>.</text:p>
        </text:list-item>
      </text:list>
      <text:list text:style-name="L4">
        <text:list-item>
          <text:list>
            <text:list-item>
              <text:p text:style-name="P8">Case Name: <text:span text:style-name="Source_20_Text">Module1Lab_[YourLastName]</text:span></text:p>
            </text:list-item>
            <text:list-item>
              <text:p text:style-name="P8">Base Directory: choose a local folder.</text:p>
            </text:list-item>
          </text:list>
        </text:list-item>
        <text:list-item>
          <text:p text:style-name="P8">Record the case number and directory path in your notes.</text:p>
        </text:list-item>
      </text:list>
      <text:p text:style-name="P9"><text:span text:style-name="Strong_20_Emphasis"><text:span text:style-name="T2">Deliverable:</text:span></text:span><text:span text:style-name="T2"> </text:span><text:span text:style-name="T1">Screenshot of your Autopsy case creation screen.</text:span></text:p>
      <text:h text:style-name="P6" text:outline-level="3">Part 2 – Add Evidence</text:h>
      <text:list xml:id="list2482034505" text:style-name="L5">
        <text:list-item>
          <text:p text:style-name="P10"><text:span text:style-name="Emphasis"><text:span text:style-name="T3">Download a </text:span></text:span><text:span text:style-name="Emphasis"><text:span text:style-name="Strong_20_Emphasis"><text:span text:style-name="T4">small sample forensic image</text:span></text:span></text:span><text:span text:style-name="Emphasis"><text:span text:style-name="T3"> (suggested: NIST CFReDS “M57‑Patents” image).</text:span></text:span></text:p>
        </text:list-item>
      </text:list>
      <text:list text:style-name="L6">
        <text:list-item>
          <text:list>
            <text:list-item>
              <text:p text:style-name="P11"><text:span text:style-name="T3">Direct link: </text:span><text:a xlink:type="simple" xlink:href="https://cfreds.nist.gov/usb-write-blocked" text:style-name="Internet_20_link" text:visited-style-name="Visited_20_Internet_20_Link"><text:span text:style-name="T3">https://cfreds.nist.gov/</text:span></text:a></text:p>
            </text:list-item>
            <text:list-item>
              <text:p text:style-name="P12">Choose the smallest image file to save time</text:p>
            </text:list-item>
          </text:list>
        </text:list-item>
      </text:list>
      <text:list text:continue-list="list2482034505" text:style-name="L5">
        <text:list-item>
          <text:p text:style-name="P13"><text:span text:style-name="Emphasis"><text:span text:style-name="T3">In Autopsy, add the image as a </text:span></text:span><text:span text:style-name="Emphasis"><text:span text:style-name="Strong_20_Emphasis"><text:span text:style-name="T4">Data Source</text:span></text:span></text:span><text:span text:style-name="Emphasis"><text:span text:style-name="T3">.</text:span></text:span></text:p>
        </text:list-item>
        <text:list-item>
          <text:p text:style-name="P14"><text:span text:style-name="Emphasis"><text:span text:style-name="T3">Generate </text:span></text:span><text:span text:style-name="Emphasis"><text:span text:style-name="Strong_20_Emphasis"><text:span text:style-name="T4">MD5 and SHA1 hash values</text:span></text:span></text:span><text:span text:style-name="Emphasis"><text:span text:style-name="T3"> in Autopsy (or with a free tool like </text:span></text:span><text:span text:style-name="Emphasis"><text:span text:style-name="Source_20_Text"><text:span text:style-name="T3">md5sum</text:span></text:span></text:span><text:span text:style-name="Emphasis"><text:span text:style-name="T3">/</text:span></text:span><text:span text:style-name="Emphasis"><text:span text:style-name="Source_20_Text"><text:span text:style-name="T3">sha1sum</text:span></text:span></text:span><text:span text:style-name="Emphasis"><text:span text:style-name="T3"> on Linux/Mac).</text:span></text:span></text:p>
        </text:list-item>
      </text:list>
      <text:p text:style-name="P2"><text:span text:style-name="Emphasis"><text:span text:style-name="Strong_20_Emphasis"><text:span text:style-name="T3">Deliverable:</text:span></text:span></text:span><text:span text:style-name="Emphasis"><text:span text:style-name="T3"> Screenshot of Autopsy showing evidence loaded + the hash values you recorded.</text:span></text:span></text:p>
      <text:h text:style-name="P15" text:outline-level="4"><text:span text:style-name="Emphasis"><text:span text:style-name="Strong_20_Emphasis"><text:span text:style-name="T3">Part 3 – Evidence Analysis</text:span></text:span></text:span></text:h>
      <text:list text:style-name="L7">
        <text:list-item>
          <text:p text:style-name="P16">Use Autopsy’s “File Analysis” features to:</text:p>
          <text:list>
            <text:list-item>
              <text:p text:style-name="P16">Recover a deleted file, <text:span text:style-name="T5">i</text:span>nspect web history, documents, or system artifacts.</text:p>
            </text:list-item>
          </text:list>
        </text:list-item>
        <text:list-item>
          <text:p text:style-name="P16"><text:soft-page-break/>Identify and note details, such as file names, relevance, and context.</text:p>
        </text:list-item>
      </text:list>
      <text:p text:style-name="P9"><text:span text:style-name="Strong_20_Emphasis">Deliverable:</text:span> Screenshots of discovered evidence + brief (3–5 line) explanation.</text:p>
      <text:h text:style-name="P17" text:outline-level="4"><text:span text:style-name="Strong_20_Emphasis">Part 4 – Reporting &amp; Reflection</text:span></text:h>
      <text:list text:style-name="L8">
        <text:list-item>
          <text:p text:style-name="P18">Use Autopsy’s report generator to produce an HTML or PDF case summary.</text:p>
        </text:list-item>
        <text:list-item>
          <text:p text:style-name="P18">Write (5–7 sentences) addressing:</text:p>
          <text:list>
            <text:list-item>
              <text:p text:style-name="P18">Challenges encountered during the analysis.</text:p>
            </text:list-item>
            <text:list-item>
              <text:p text:style-name="P18">How this approach might differ in public-sector (law enforcement) vs. private-sector (corporate) settings.</text:p>
            </text:list-item>
          </text:list>
        </text:list-item>
      </text:list>
      <text:p text:style-name="P9"><text:span text:style-name="Strong_20_Emphasis">Deliverable:</text:span> Autopsy-generated report and the reflection text.</text:p>
      <text:h text:style-name="P19" text:outline-level="3"><text:span text:style-name="Emphasis"><text:span text:style-name="T6">Submission Checklist</text:span></text:span></text:h>
      <text:list text:style-name="L9">
        <text:list-item>
          <text:p text:style-name="P20">Case setup screenshot</text:p>
        </text:list-item>
        <text:list-item>
          <text:p text:style-name="P20">Image loaded + hash values screenshot</text:p>
        </text:list-item>
        <text:list-item>
          <text:p text:style-name="P20">Evidence discovery screenshots + explanations</text:p>
        </text:list-item>
        <text:list-item>
          <text:p text:style-name="P20">Autopsy report (HTML/PDF)</text:p>
        </text:list-item>
        <text:list-item>
          <text:p text:style-name="P20">Reflection write-up</text:p>
        </text:list-item>
      </text:list>
      <text:p text:style-name="P2"><text:span text:style-name="Emphasis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83274" officeooo:paragraph-rsid="0008327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OMPSFI 202</text:p>
        <text:p text:style-name="MP1">Lab 1</text:p>
        <text:p text:style-name="MP1">Due Date: 09/02/2025 @ 11:59p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5T23:26:37.641309938</meta:creation-date>
    <dc:date>2025-08-25T23:41:14.039373581</dc:date>
    <meta:editing-duration>PT3M53S</meta:editing-duration>
    <meta:editing-cycles>1</meta:editing-cycles>
    <meta:document-statistic meta:table-count="0" meta:image-count="0" meta:object-count="0" meta:page-count="2" meta:paragraph-count="43" meta:word-count="331" meta:character-count="2116" meta:non-whitespace-character-count="1851"/>
    <meta:generator>LibreOffice/25.2.5.2$Linux_X86_64 LibreOffice_project/fb4792146257752f54eab576deb869869b108571</meta:generator>
  </office:meta>
</office:document-meta>
</file>